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3399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12cm" svg:stroke-color="#666666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width="0cm" draw:marker-start-width="0.2cm" draw:marker-end-width="0.2cm" draw:fill-color="#666666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1cm" svg:stroke-color="#666666" draw:marker-start-width="0.35cm" draw:marker-end-width="0.35cm" draw:fill="none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Ultrafine_20_Dashed" svg:stroke-color="#ffffff" draw:fill="solid" draw:fill-color="#0066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width="0cm" draw:marker-start-width="0.2cm" draw:marker-end-width="0.2cm" draw:fill="solid" draw:fill-color="#9999ff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color="#ffffff" fo:font-weight="normal" style:font-weight-asian="normal" style:font-weight-complex="normal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color="#333333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color="#3333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6cm" svg:height="12cm" svg:x="9.5cm" svg:y="1cm">
            <text:p/>
            <draw:enhanced-geometry svg:viewBox="0 0 21600 21600" draw:path-stretchpoint-x="10800" draw:path-stretchpoint-y="10800" draw:text-areas="?f3 ?f4 ?f5 ?f6" draw:type="round-rectangle" draw:modifiers="1216.69860844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0.6cm" svg:y1="6.8cm" svg:x2="20.6cm" svg:y2="8.3cm">
            <text:p/>
          </draw:line>
          <draw:custom-shape draw:style-name="gr3" draw:text-style-name="P2" draw:layer="layout" svg:width="6.9cm" svg:height="1.447cm" svg:x="17.6cm" svg:y="1.853cm">
            <text:p text:style-name="P1"><text:span text:style-name="T1">JARS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6.9cm" svg:height="1.447cm" svg:x="17.6cm" svg:y="3.453cm">
            <text:p text:style-name="P1"><text:span text:style-name="T1">JDI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3.364cm" svg:height="2.351cm" svg:x="11.4cm" svg:y="8.9cm">
            <draw:text-box>
              <text:p text:style-name="P1"><text:span text:style-name="T2">JEC</text:span></text:p>
              <text:p text:style-name="P1"><text:span text:style-name="T2">Server</text:span></text:p>
            </draw:text-box>
          </draw:frame>
          <draw:custom-shape draw:style-name="gr3" draw:text-style-name="P2" draw:layer="layout" svg:width="6.9cm" svg:height="1.447cm" svg:x="17.6cm" svg:y="5.053cm">
            <text:p text:style-name="P1"><text:span text:style-name="T1">Jslet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4.6cm" svg:height="5.247cm" svg:x="10.2cm" svg:y="1.553cm">
            <text:p/>
            <draw:enhanced-geometry svg:viewBox="0 0 21600 21600" draw:path-stretchpoint-x="10800" draw:path-stretchpoint-y="10800" draw:text-areas="?f3 ?f4 ?f5 ?f6" draw:type="round-rectangle" draw:modifiers="1654.57317073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8.5cm" svg:height="4.1cm" svg:x="16.4cm" svg:y="8.3cm">
            <text:p text:style-name="P1"><text:span text:style-name="T1">EJP</text:span></text:p>
            <text:p text:style-name="P1"><text:span text:style-name="T3"/></text:p>
            <text:p text:style-name="P1"><text:span text:style-name="T4">(Entreprise JavaScript Project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779.370817629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6.9cm" svg:height="1.447cm" svg:x="10.501cm" svg:y="3.453cm">
            <text:p text:style-name="P1"><text:span text:style-name="T1">JCAD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6.9cm" svg:height="1.447cm" svg:x="10.501cm" svg:y="1.853cm">
            <text:p text:style-name="P1"><text:span text:style-name="T1">JUTA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6.9cm" svg:height="1.447cm" svg:x="10.502cm" svg:y="5.053cm">
            <text:p text:style-name="P1"><text:span text:style-name="T1">Security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2.4cm" svg:height="1cm" svg:x="23.8cm" svg:y="8.9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" draw:layer="layout" svg:width="2.4cm" svg:height="1cm" svg:x="24.501cm" svg:y="5.2cm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6" draw:layer="layout" svg:width="6.9cm" svg:height="5.2cm" svg:x="26.002cm" svg:y="5cm">
            <text:p text:style-name="P5"><text:span text:style-name="T5">Portability</text:span></text:p>
            <draw:enhanced-geometry svg:viewBox="0 0 21600 21600" draw:path-stretchpoint-x="10800" draw:path-stretchpoint-y="10800" draw:text-areas="?f3 ?f4 ?f5 ?f6" draw:type="round-rectangle" draw:modifiers="1311.4621069410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20T13:07:53.73</meta:creation-date>
    <dc:date>2017-09-21T11:42:32.75</dc:date>
    <meta:editing-duration>PT1H58M16S</meta:editing-duration>
    <meta:editing-cycles>31</meta:editing-cycles>
    <meta:generator>OpenOffice/4.0.0$Win32 OpenOffice.org_project/400m3$Build-9702</meta:generator>
    <meta:document-statistic meta:object-count="15"/>
  </office:meta>
</office:document-meta>
</file>